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7000001F0375177F7.png" manifest:media-type="image/png"/>
  <manifest:file-entry manifest:full-path="Pictures/10000000000000E40000005F7CF5DC82.png" manifest:media-type="image/png"/>
  <manifest:file-entry manifest:full-path="Pictures/10000001000002820000003255C2CDDB.png" manifest:media-type="image/png"/>
  <manifest:file-entry manifest:full-path="Pictures/10000001000000C80000009F4159E558.gif" manifest:media-type="image/gif"/>
  <manifest:file-entry manifest:full-path="Pictures/1000000100000267000001F215452CE8.png" manifest:media-type="image/png"/>
  <manifest:file-entry manifest:full-path="Pictures/1000000100000264000000F5F6F0B2B5.png" manifest:media-type="image/png"/>
  <manifest:file-entry manifest:full-path="Pictures/1000000100000265000001F5D993B5FC.png" manifest:media-type="image/png"/>
  <manifest:file-entry manifest:full-path="Pictures/1000000100000267000001FAA0729AEF.png" manifest:media-type="image/png"/>
  <manifest:file-entry manifest:full-path="Pictures/100000010000025F000001400BC194A0.png" manifest:media-type="image/png"/>
  <manifest:file-entry manifest:full-path="Pictures/100000010000026E000001F192BFCBCC.png" manifest:media-type="image/png"/>
  <manifest:file-entry manifest:full-path="Pictures/1000000100000264000001EFC19A38A1.png" manifest:media-type="image/png"/>
  <manifest:file-entry manifest:full-path="Pictures/100000010000026800000101AD18DBD7.png" manifest:media-type="image/png"/>
  <manifest:file-entry manifest:full-path="Pictures/1000000100000264000001FBE1026AE8.png" manifest:media-type="image/png"/>
  <manifest:file-entry manifest:full-path="Pictures/100000010000026E00000178C90EFEE0.png" manifest:media-type="image/png"/>
  <manifest:file-entry manifest:full-path="Pictures/10000001000002690000006ECC5274B9.png" manifest:media-type="image/png"/>
  <manifest:file-entry manifest:full-path="Pictures/100000010000012D0000007A4B3FB1F9.png" manifest:media-type="image/png"/>
  <manifest:file-entry manifest:full-path="Pictures/10000001000000CF000000B46304F6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1.097cm" fo:min-width="2.194cm" loext:decorative="false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1.546cm" fo:min-width="1.296cm" loext:decorative="false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0.398cm" loext:decorative="false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0.199cm" fo:min-width="0.847cm" loext:decorative="false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3.092cm" loext:decorative="false"/>
    </style:style>
    <style:style style:name="pr1" style:family="presentation" style:parent-style-name="Blue_5f_Curve-subtitle">
      <style:graphic-properties draw:fill-color="#ffffff" fo:min-height="13.91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Blue_5f_Curve1-subtitle">
      <style:graphic-properties draw:fill-color="#ffffff" fo:min-height="6.15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5cm" svg:height="13.91cm" svg:x="0cm" svg:y="4.5cm" presentation:class="subtitle">
          <draw:text-box>
            <text:p>Simulator PicoBlaze računala u programskom jeziku JavaScript</text:p>
            <text:p>Autor: Teo Samaržija</text:p>
          </draw:text-box>
        </draw:frame>
        <draw:frame draw:style-name="gr1" draw:text-style-name="P2" draw:layer="layout" svg:width="4.232cm" svg:height="3.365cm" svg:x="11.96cm" svg:y="6.234cm">
          <draw:image xlink:href="Pictures/10000001000000C80000009F4159E558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ozadina</text:p>
          </draw:text-box>
        </draw:frame>
        <draw:frame presentation:style-name="pr4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Još u osnovnoj školi kupio sam si Kip Irvineinu knjigu “Assembly language for x86 processors” i pročitao sam je.</text:span></text:p>
              </text:list-item>
              <text:list-item>
                <text:p><text:span text:style-name="T1">Tako da sam se na predavanju iz asemblerskog jezika kod profesora Ivana Aleksija mogao “praviti važan”.</text:span></text:p>
              </text:list-item>
              <text:list-item>
                <text:p><text:span text:style-name="T1">Profesor Ivan Aleksi pozvao me je na kavu nakon predavanja.</text:span></text:p>
              </text:list-item>
              <text:list-item>
                <text:p><text:span text:style-name="T1">Rekao sam mu da imam web-stranicu i da znam relativno dobro JavaScript.</text:span></text:p>
              </text:list-item>
              <text:list-item>
                <text:p><text:span text:style-name="T1">Pa mi je profesor Ivan Aleksi predložio da napravim asembler i emulator za PicoBlaze koji se može vrtjeti u internetskom pregledniku.</text:span></text:p>
              </text:list-item>
              <text:list-item>
                <text:p><text:span text:style-name="T1">PicoBlaze je malo računalo koje proizvodi tvrtka Xilinx, i on se koristi na laboratorijskim i auditornim vježbama iz Arhitekture računala kao primjer jednostavnog računala.</text:span></text:p>
              </text:list-item>
              <text:list-item>
                <text:p><text:span text:style-name="T2">Profesor Ivan Aleksi se je bojao da, ukoliko se zbog pandemije ukinu fizičke laboratorijske vježbe, studenti će naletjeti na probleme pokušavajući koristiti postojeće asemblere i emulatore za PicoBlaze na svojim računalima. Po mom mišljenju, taj strah bio je reala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do njega...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a xlink:href="https://flatassembler.github.io/PicoBlaze/PicoBlaze.html" xlink:type="simple">https://flatassembler.github.io/PicoBlaze/PicoBlaze.html</text:a><text:s/>(stabilna verzija)</text:p>
              </text:list-item>
              <text:list-item>
                <text:p><text:a xlink:href="https://picoblaze-simulator.sourceforge.io/" xlink:type="simple">https://picoblaze-simulator.sourceforge.io/</text:a><text:s/>(stabilna verzija)</text:p>
                <text:p/>
              </text:list-item>
              <text:list-item>
                <text:p><text:span text:style-name="T3"><text:a xlink:href="https://agustiza.github.io/PicoBlaze_Simulator_in_JS/PicoBlaze.html" xlink:type="simple">https://agustiza.github.io/PicoBlaze_Simulator_in_JS/PicoBlaze.html</text:a></text:span><text:s/>(nestabilna verzija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15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Ukucamo (ili pasteamo) asemblerski kod...</text:p>
              </text:list-item>
              <text:list-item>
                <text:p>...ili odaberemo neki od osam primjera iz flexboxa “Examples”.</text:p>
              </text:list-item>
            </text:list>
          </draw:text-box>
        </draw:frame>
        <draw:frame draw:style-name="gr1" draw:text-style-name="P2" draw:layer="layout" svg:width="6.169cm" svg:height="4.995cm" svg:x="3.356cm" svg:y="2.625cm">
          <draw:image xlink:href="Pictures/1000000100000267000001F215452CE8.png" xlink:type="simple" xlink:show="embed" xlink:actuate="onLoad" draw:mime-type="image/png">
            <text:p/>
          </draw:image>
        </draw:frame>
        <draw:frame draw:style-name="gr1" draw:text-style-name="P2" draw:layer="layout" svg:width="12.954cm" svg:height="5.185cm" svg:x="1.016cm" svg:y="8.15cm">
          <draw:image xlink:href="Pictures/1000000100000264000000F5F6F0B2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ko želimo da nam se kod sintaksno oboji, kliknemo na gumb “Highlight Assembly”. To je daleko lakše isprogramirati u JavaScriptu nego da se kod automatski boja kako ga tipkamo.</text:p>
              </text:list-item>
            </text:list>
          </draw:text-box>
        </draw:frame>
        <draw:frame draw:style-name="gr1" draw:text-style-name="P2" draw:layer="layout" svg:width="9.842cm" svg:height="8.098cm" svg:x="1.905cm" svg:y="2.697cm">
          <draw:image xlink:href="Pictures/1000000100000267000001FAA0729AEF.png" xlink:type="simple" xlink:show="embed" xlink:actuate="onLoad" draw:mime-type="image/png">
            <text:p/>
          </draw:image>
        </draw:frame>
        <draw:frame draw:style-name="gr1" draw:text-style-name="P2" draw:layer="layout" svg:width="12.065cm" svg:height="0.938cm" svg:x="0.635cm" svg:y="11.43cm">
          <draw:image xlink:href="Pictures/10000001000002820000003255C2CDDB.png" xlink:type="simple" xlink:show="embed" xlink:actuate="onLoad" draw:mime-type="image/png">
            <text:p/>
          </draw:image>
        </draw:frame>
        <draw:custom-shape draw:style-name="gr3" draw:text-style-name="P2" draw:layer="layout" svg:width="3.81cm" svg:height="1.905cm" svg:x="0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ugovi u syntax highlighteru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intaksni bojač koda nije bez bugova:</text:p>
                <text:list>
                  <text:list-item>
                    <text:p>Ne može highlightirati kodove koji sadrže znakove <text:span text:style-name="T4">&amp;</text:span>, <text:span text:style-name="T4">&lt;</text:span> i <text:span text:style-name="T4">&gt;</text:span>.</text:p>
                  </text:list-item>
                  <text:list-item>
                    <text:p>Netočno highlightira tokene <text:span text:style-name="T4">a</text:span>, <text:span text:style-name="T4">b</text:span> i <text:span text:style-name="T4">c</text:span> kad su heksadekadske konstante (uvijek ih highlightira kao da su flagovi)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825cm" svg:height="2.01cm" svg:x="3.175cm" svg:y="7.62cm">
          <draw:image xlink:href="Pictures/10000000000000E40000005F7CF5DC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Kada želimo da se kod asemblira, kliknemo na gumb “Assemble”.</text:p>
              </text:list-item>
            </text:list>
          </draw:text-box>
        </draw:frame>
        <draw:frame draw:style-name="gr1" draw:text-style-name="P2" draw:layer="layout" svg:width="13.589cm" svg:height="1.057cm" svg:x="0.381cm" svg:y="3.175cm">
          <draw:image xlink:href="Pictures/10000001000002820000003255C2CDDB.png" xlink:type="simple" xlink:show="embed" xlink:actuate="onLoad" draw:mime-type="image/png">
            <text:p/>
          </draw:image>
        </draw:frame>
        <draw:frame draw:style-name="gr1" draw:text-style-name="P2" draw:layer="layout" svg:width="10.223cm" svg:height="8.268cm" svg:x="1.905cm" svg:y="4.445cm">
          <draw:image xlink:href="Pictures/1000000100000264000001EFC19A38A1.png" xlink:type="simple" xlink:show="embed" xlink:actuate="onLoad" draw:mime-type="image/png">
            <text:p/>
          </draw:image>
        </draw:frame>
        <draw:custom-shape draw:style-name="gr4" draw:text-style-name="P2" draw:layer="layout" svg:width="2.54cm" svg:height="2.54cm" svg:x="11.43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Onda, možemo, recimo, kliknuti na Fast Forward...</text:p>
              </text:list-item>
            </text:list>
          </draw:text-box>
        </draw:frame>
        <draw:frame draw:style-name="gr1" draw:text-style-name="P2" draw:layer="layout" svg:width="12.848cm" svg:height="6.772cm" svg:x="0.635cm" svg:y="3.175cm">
          <draw:image xlink:href="Pictures/100000010000025F000001400BC194A0.png" xlink:type="simple" xlink:show="embed" xlink:actuate="onLoad" draw:mime-type="image/png">
            <text:p/>
          </draw:image>
        </draw:frame>
        <draw:custom-shape draw:style-name="gr5" draw:text-style-name="P2" draw:layer="layout" svg:width="1.27cm" svg:height="1.27cm" svg:x="5.715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Da bismo komunicirali s programima kao što je “Binary to Decimal” (prvi primjer u flexboxu “Examples” s lijeva), možemo koristiti SVG-ove generirane u JavaScriptu, koji predstavljaju switcheve, LED-ice i sedam-segmentne pokaznike.</text:p>
              </text:list-item>
            </text:list>
          </draw:text-box>
        </draw:frame>
        <draw:frame draw:style-name="gr1" draw:text-style-name="P2" draw:layer="layout" svg:width="13.038cm" svg:height="5.439cm" svg:x="0.932cm" svg:y="3.175cm">
          <draw:image xlink:href="Pictures/100000010000026800000101AD18DB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Ako želimo, možemo dodati i breakpointse na koje će emulacija pauzirati.</text:p>
              </text:list-item>
              <text:list-item>
                <text:p>Tu sam mogućnost dodao na prijedlog profesora Tomislava Matića mlađeg.</text:p>
              </text:list-item>
              <text:list-item>
                <text:p>Postoje samo <text:span text:style-name="T4">permanent</text:span><text:span text:style-name="T5"> breakpointsi, ne i </text:span><text:span text:style-name="T4">temporary</text:span><text:span text:style-name="T5">.</text:span></text:p>
              </text:list-item>
            </text:list>
          </draw:text-box>
        </draw:frame>
        <draw:frame draw:style-name="gr1" draw:text-style-name="P2" draw:layer="layout" svg:width="13.165cm" svg:height="10.519cm" svg:x="0.635cm" svg:y="2.816cm">
          <draw:image xlink:href="Pictures/100000010000026E000001F192BFCBCC.png" xlink:type="simple" xlink:show="embed" xlink:actuate="onLoad" draw:mime-type="image/png">
            <text:p/>
          </draw:image>
        </draw:frame>
        <draw:custom-shape draw:style-name="gr6" draw:text-style-name="P2" draw:layer="layout" svg:width="1.905cm" svg:height="0.635cm" svg:x="0.63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Kada program radi kako želimo u simulatoru, možemo ga isprobati na pravom PicoBlazeu tako da kliknemo na “<text:span text:style-name="T4">Download Hexadecimal</text:span>”.</text:p>
              </text:list-item>
              <text:list-item>
                <text:p>I Xilinxov asembler za PicoBlaze ispisuje heksadecimalne datoteke, tako da činjenica da ne ispisujemo binarne datoteke nije problem.</text:p>
              </text:list-item>
            </text:list>
          </draw:text-box>
        </draw:frame>
        <draw:frame draw:style-name="gr1" draw:text-style-name="P2" draw:layer="layout" svg:width="12.954cm" svg:height="10.731cm" svg:x="1.016cm" svg:y="2.604cm">
          <draw:image xlink:href="Pictures/1000000100000264000001FBE1026AE8.png" xlink:type="simple" xlink:show="embed" xlink:actuate="onLoad" draw:mime-type="image/png">
            <text:p/>
          </draw:image>
        </draw:frame>
        <draw:custom-shape draw:style-name="gr7" draw:text-style-name="P2" draw:layer="layout" svg:width="5.08cm" svg:height="1.27cm" svg:x="5.0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Kada dostignemo breakpoint, možemo pogledati trenutne registre, zastavice i memoriju u tablicama.</text:p>
              </text:list-item>
              <text:list-item>
                <text:p>Nedavno promijenjene zastavice i registri obojane su različitom bojom, da nam ne bi promakli. Za to se koristio <text:span text:style-name="T4">DOM as a state</text:span>, što možda i nije najbolje rješenje.</text:p>
              </text:list-item>
            </text:list>
          </draw:text-box>
        </draw:frame>
        <draw:frame draw:style-name="gr1" draw:text-style-name="P2" draw:layer="layout" svg:width="13.017cm" svg:height="10.498cm" svg:x="0.953cm" svg:y="2.54cm">
          <draw:image xlink:href="Pictures/1000000100000267000001F0375177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3T15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Da bismo komunicirali s programima kao što je “Decimal to Binary” (drugi primjer s lijeva), moramo uključiti UART terminal.</text:p>
              </text:list-item>
              <text:list-item>
                <text:p>Preporučljivo je pritom isključiti checkbox “<text:span text:style-name="T4">Update registers and flags on every step</text:span>”. Verzija <text:span text:style-name="T4">v3.1.4</text:span> i novije to rade automatski.</text:p>
              </text:list-item>
            </text:list>
          </draw:text-box>
        </draw:frame>
        <draw:frame draw:style-name="gr1" draw:text-style-name="P2" draw:layer="layout" svg:width="8.424cm" svg:height="5.092cm" svg:x="1.101cm" svg:y="2.54cm">
          <draw:image xlink:href="Pictures/100000010000026E00000178C90EFEE0.png" xlink:type="simple" xlink:show="embed" xlink:actuate="onLoad" draw:mime-type="image/png">
            <text:p/>
          </draw:image>
        </draw:frame>
        <draw:frame draw:style-name="gr1" draw:text-style-name="P2" draw:layer="layout" svg:width="13.059cm" svg:height="2.327cm" svg:x="0.911cm" svg:y="8.89cm">
          <draw:image xlink:href="Pictures/10000001000002690000006ECC5274B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“Update registers and flags on every step”</text:p>
          </draw:text-box>
        </draw:frame>
        <draw:frame presentation:style-name="pr7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6">Naime, moj program ima problem s layout trashingom: svaki put kad se upiše novi broj u tablicu s registrima (dakle, praktički svaka instrukcija), tablica se neprimjetno poveća ili smanji za nekoliko piksela... ali dovoljno da prisili browser da čitavu stranicu mora iznova renderirati.</text:span></text:p>
              </text:list-item>
              <text:list-item>
                <text:p><text:span text:style-name="T6">Činjenica da sam koristio monospace font u tablici, izgleda, ne pomaže.</text:span></text:p>
              </text:list-item>
              <text:list-item>
                <text:p><text:span text:style-name="T6">Vjerujemo da je u modernim internetskim preglednicima (Firefox 69, Chrome 52...) to moguće riješiti CSS-om (naredba “</text:span><text:span text:style-name="T7">contain: layout</text:span><text:span text:style-name="T6">” i njoj srodne) i da će to i biti u nekoj budućoj verziji ovog simulatora. Ali, for the time being, postoji checkbox kojim se program može donekle ubrzati. Uostalom, to rješenje sa checkboxom funkcionira i u Firefoxu 52 (koji ne podržava “</text:span><text:span text:style-name="T7">contain: layout</text:span><text:span text:style-name="T6">” i njoj srodne naredbe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Je li simulacija UART-a realna?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rogram “Decimal to Binary” nisam uspio pokrenuti na pravom PicoBlazeu, a nisam uspio ni dijagnosticirati problem. Tako da ga ne treba uzeti kao sigurno dobar primjer kako se na PicoBlazeu koristi UA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sembler podržava ono što se očekuje od današnjeg asemblera: aritmetičke izraze u konstantama, if-grananje, if-else grananje i while-petlje. <text:span text:style-name="T4">Svaki asembler ujedno je i interpreter.</text:span></text:p>
              </text:list-item>
              <text:list-item>
                <text:p>Primjer “Preprocessor Test” ispisuje Fibonaccijeve brojeve manje od 100 za vrijeme asembliranja.</text:p>
              </text:list-item>
            </text:list>
          </draw:text-box>
        </draw:frame>
        <draw:frame draw:style-name="gr1" draw:text-style-name="P2" draw:layer="layout" svg:width="12.975cm" svg:height="10.604cm" svg:x="0.635cm" svg:y="2.731cm">
          <draw:image xlink:href="Pictures/1000000100000265000001F5D993B5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dostatci predproceso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e podržava makro-naredbe.</text:p>
              </text:list-item>
              <text:list-item>
                <text:p>Postoji neki neobičan bug u pretprocesoru da naredba “<text:span text:style-name="T4">display a</text:span>”(novi red) ne radi kada je simulacija UART-a isključena.</text:p>
              </text:list-item>
              <text:list-item>
                <text:p>U <text:span text:style-name="T4">if</text:span>-grananjima, <text:span text:style-name="T4">if-else</text:span>-grananjima i <text:span text:style-name="T4">while</text:span>-petljama ne mogu se nalaziti mnemonike niti pretprocesorska naredba <text:span text:style-name="T4">address</text:span>. To je zato jer bi se, da se te stvari omoguće, znatno zakomplicirao pretprocesor i bilo bi lagano nenamjerno napraviti beskonačnu petlju za vrijeme pretprocesiranja:</text:p>
              </text:list-item>
            </text:list>
          </draw:text-box>
        </draw:frame>
        <draw:frame draw:style-name="gr1" draw:text-style-name="P2" draw:layer="layout" svg:width="6.37cm" svg:height="2.581cm" svg:x="1.905cm" svg:y="11.389cm">
          <draw:image xlink:href="Pictures/100000010000012D0000007A4B3FB1F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dostatci simulato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e znam kako se zastavice na pravom PicoBlazeu ponašaju kad se promijeni regbanka. U svoj simulator PicoBlazea uprogramirao sam da svaka regbanka ima zasebne zastavice carry i zero (kao na Z80), ali moguće je da to nije tako. To bi se trebalo moći provjeriti pomoću programa “<text:span text:style-name="T4">Regbanks-Flags Test</text:span>”.</text:p>
              </text:list-item>
            </text:list>
          </draw:text-box>
        </draw:frame>
        <draw:frame draw:style-name="gr1" draw:text-style-name="P2" draw:layer="layout" svg:width="4.38cm" svg:height="3.809cm" svg:x="1.97cm" svg:y="8.255cm">
          <draw:image xlink:href="Pictures/10000001000000CF000000B46304F6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ut in the wild...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Moj se program koristi na fakultetu u Argentini za uvod u ugrađene sustave.</text:p>
              </text:list-item>
              <text:list-item>
                <text:p>Nedavno sam dobio kontributora s tog fakulteta koji se zove Agustin Izaguirre (<text:span text:style-name="T4">agustiza</text:span>). On je napravio nekoliko pull requestova na GitHubu, isprva sitni bug-fixi (prvo da se naredba SRA ponaša ispravno kad je <text:span text:style-name="T4">carry flag</text:span> postavljen u jedinicu), a onda i dodavanje novih featuresa kao što su JEST testovi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ompatibilnost s browserima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<text:span text:style-name="T8">Ciljao sam na Firefox 52.9 ESR.</text:span></text:p>
                <text:list>
                  <text:list-item>
                    <text:p text:style-name="P5"><text:span text:style-name="T8">To je posljednja verzija Firefoxa koja se može vrtjeti na Windows XP-u i Windows Visti, te također verzija Firefoxa koja se dobije uz Solaris 11.4.</text:span></text:p>
                  </text:list-item>
                  <text:list-item>
                    <text:p text:style-name="P5"><text:span text:style-name="T8">Međutim, u Firefoxu 52.9 ESR pokrenutom na Windows XP (ali ne i ako se pokrene na Solarisu ili Windows 11), kao i u Epiphanyju na FreeBSD-u, linije koda i kod nisu alignirani (što onemogućava da se koriste breakpointsi).</text:span></text:p>
                  </text:list-item>
                  <text:list-item>
                    <text:p text:style-name="P5"><text:span text:style-name="T8">Iz nekog meni nedokučivog razloga, JavaScript se vrti približno dvostruko brže u Firefoxu 52 nego u Firefoxu 120.</text:span></text:p>
                  </text:list-item>
                </text:list>
              </text:list-item>
              <text:list-item>
                <text:p text:style-name="P5"><text:span text:style-name="T8">Moderni Chrome</text:span></text:p>
                <text:list>
                  <text:list-item>
                    <text:p text:style-name="P5"><text:span text:style-name="T8">Za to da radi u Chromeu, morao sam izmijeniti CSS (jer tooltipsi na “Play/Pause”, “Fast Forward”, “Single Step” i “Stop” nisu bili radili).</text:span></text:p>
                  </text:list-item>
                </text:list>
              </text:list-item>
              <text:list-item>
                <text:p text:style-name="P5"><text:span text:style-name="T8">WebPositive (bliski srodnik Safariju)</text:span></text:p>
                <text:list>
                  <text:list-item>
                    <text:p text:style-name="P5"><text:span text:style-name="T8">Za to da radi u WebPositiveu, morao sam izmijeniti i CSS i JavaScript.</text:span></text:p>
                  </text:list-item>
                  <text:list-item>
                    <text:p text:style-name="P5"><text:span text:style-name="T8">Nisam uspio napraviti da “Download Hexadecimal” radi u WebPositiveu.</text:span></text:p>
                  </text:list-item>
                </text:list>
              </text:list-item>
              <text:list-item>
                <text:p text:style-name="P5"><text:span text:style-name="T8">Darko Nikolić tvrdi da je isprobao moj program na Macu u Safariju i u Operi i da funkcionira tamo. Discordaš </text:span><text:span text:style-name="T9">emm312</text:span><text:span text:style-name="T10"> isto tvrdi da ga je isprobao u Safariju i da funkcionira tam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1T32" presentation:use-date-time-name="dtd1">
        <office:forms form:automatic-focus="false" form:apply-design-mode="false"/>
        <draw:frame presentation:style-name="pr9" draw:text-style-name="P1" draw:layer="layout" svg:width="26cm" svg:height="6.159cm" svg:x="1cm" svg:y="0.5cm" presentation:class="subtitle">
          <draw:text-box>
            <text:p>Hvala na pozornosti!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bs" fo:country="B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1T04:13:43.928000000</meta:creation-date>
    <meta:editing-duration>PT2H14M55S</meta:editing-duration>
    <meta:editing-cycles>13</meta:editing-cycles>
    <meta:generator>LibreOffice/7.6.5.2$Windows_X86_64 LibreOffice_project/38d5f62f85355c192ef5f1dd47c5c0c0c6d6598b</meta:generator>
    <dc:title>Blue Curve</dc:title>
    <dc:date>2024-04-07T12:31:01.366000000</dc:date>
    <meta:document-statistic meta:object-count="140"/>
  </office:meta>
</office:document-meta>
</file>